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7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6336538033152279951" text:style-name="L1">
        <text:list-item>
          <text:p text:style-name="P45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46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47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3053902541604596712" text:style-name="L2">
        <text:list-item>
          <text:p text:style-name="P4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8640337219373495758" text:style-name="L3">
        <text:list-item>
          <text:p text:style-name="P5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58">Comentat exercici 1.3-1</text:p>
        </text:list-item>
        <text:list-item>
          <text:p text:style-name="P60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99329858108994870" text:style-name="L4">
        <text:list-item>
          <text:p text:style-name="P61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61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32237582332820" text:continue-list="list3053902541604596712" text:style-name="L2">
        <text:list-item>
          <text:p text:style-name="P4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32239322424860" text:continue-numbering="true" text:style-name="L2">
        <text:list-item>
          <text:p text:style-name="P5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50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32237806961619" text:continue-numbering="true" text:style-name="L2">
        <text:list-item>
          <text:p text:style-name="P51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62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32238861934104" text:continue-numbering="true" text:style-name="L2">
        <text:list-item>
          <text:p text:style-name="P5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63">Comentat apartat 1.1 Temperatura y calor</text:p>
        </text:list-item>
        <text:list-item>
          <text:p text:style-name="P63">Comentat apartat 1.2 Presión</text:p>
        </text:list-item>
        <text:list-item>
          <text:p text:style-name="P63">Comentat apartat 1.3 Ejercicios temperatura y presión</text:p>
          <text:p text:style-name="P52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32238150821395" text:continue-numbering="true" text:style-name="L2">
        <text:list-item>
          <text:p text:style-name="P65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132237769800121" text:continue-numbering="true" text:style-name="L2">
        <text:list-item>
          <text:p text:style-name="P5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64">Comentat apartat 1.<text:span text:style-name="T20">4</text:span> <text:span text:style-name="T20">Enrgía y potencia</text:span></text:p>
        </text:list-item>
        <text:list-item>
          <text:p text:style-name="P64">Comentat apartat 1.<text:span text:style-name="T20">5 Ejercicios Energía y potencia</text:span></text:p>
        </text:list-item>
        <text:list-item>
          <text:p text:style-name="P64">Comentat apartat 1.<text:span text:style-name="T20">6.1 Calor específico</text:span></text:p>
        </text:list-item>
      </text:list>
      <text:p text:style-name="P27"/>
      <text:p text:style-name="P36">Di<text:span text:style-name="T3">mecres</text:span><text:tab/><text:span text:style-name="T19">15</text:span>/<text:span text:style-name="T13">10</text:span>/2<text:span text:style-name="T5">5</text:span></text:p>
      <text:p text:style-name="P37"/>
      <text:list xml:id="list132238497382171" text:continue-numbering="true" text:style-name="L2">
        <text:list-item>
          <text:p text:style-name="P5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6">Comentat apartat 1.6.4 Ejemplo de transisión de calor a través de la pared de una cámara frigorífica</text:p>
          <text:p text:style-name="P54"/>
        </text:list-item>
      </text:list>
      <text:p text:style-name="P36">Di<text:span text:style-name="T21">jous<text:tab/></text:span><text:tab/><text:span text:style-name="T19">16</text:span>/<text:span text:style-name="T13">10</text:span>/2<text:span text:style-name="T5">5</text:span></text:p>
      <text:p text:style-name="P36"/>
      <text:list xml:id="list132237866755741" text:continue-numbering="true" text:style-name="L2">
        <text:list-item>
          <text:p text:style-name="P5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6">Comentat apartat 1.6.4 i fet exercicis de transmissió de calor 1.7-4 i 5. </text:p>
        </text:list-item>
      </text:list>
      <text:p text:style-name="P36"/>
      <text:p text:style-name="P37">Di<text:span text:style-name="T22">vendres<text:tab/>17</text:span>/<text:span text:style-name="T13">10</text:span>/2<text:span text:style-name="T5">5</text:span></text:p>
      <text:p text:style-name="P37"/>
      <text:p text:style-name="P29">Repassam teoria i exercicis per preparar l'examen de proper dimarts.</text:p>
      <text:p text:style-name="P37"/>
      <text:p text:style-name="P37">Di<text:span text:style-name="T22">marts<text:tab/>21</text:span>/<text:span text:style-name="T13">10</text:span>/2<text:span text:style-name="T5">5</text:span></text:p>
      <text:p text:style-name="P37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38">Di<text:span text:style-name="T22">mecres<text:tab/>22</text:span>/<text:span text:style-name="T13">10</text:span>/2<text:span text:style-name="T5">5</text:span></text:p>
      <text:p text:style-name="P38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39">Di<text:span text:style-name="T24">jous<text:tab/><text:tab/>23</text:span>/<text:span text:style-name="T13">10</text:span>/2<text:span text:style-name="T5">5</text:span></text:p>
      <text:p text:style-name="P39"/>
      <text:p text:style-name="P32">Preparació examen automàtica.</text:p>
      <text:p text:style-name="P32"/>
      <text:p text:style-name="P21"/>
      <text:p text:style-name="P44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3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3"/>
      <text:p text:style-name="P33"/>
      <text:p text:style-name="P40">Di<text:span text:style-name="T22">marts<text:tab/>28</text:span>/<text:span text:style-name="T13">10</text:span>/2<text:span text:style-name="T5">5</text:span></text:p>
      <text:p text:style-name="P40"/>
      <text:list xml:id="list132238597948837" text:continue-numbering="true" text:style-name="L2">
        <text:list-item>
          <text:p text:style-name="P5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7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67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71">Mesurat pressió en 3 recipients amb refrigerant reciclat i identificat els refrigerants (R134a, R410a i R600a) per la relació pressió temperatura ambient.</text:p>
        </text:list-item>
        <text:list-item>
          <text:p text:style-name="P71">Fet buit amb una màniga plena d'aigua y una ampolla. </text:p>
        </text:list-item>
      </text:list>
      <text:p text:style-name="P40"/>
      <text:p text:style-name="P31"/>
      <text:p text:style-name="P41">Di<text:span text:style-name="T22">mecres<text:tab/>29</text:span>/<text:span text:style-name="T13">10</text:span>/2<text:span text:style-name="T5">5</text:span></text:p>
      <text:p text:style-name="P41"/>
      <text:list xml:id="list3875784533566868050" text:style-name="L5">
        <text:list-item>
          <text:p text:style-name="P59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72">Com<text:span text:style-name="T30">entem apartats 1.8.1, 2 i 3.</text:span></text:p>
        </text:list-item>
      </text:list>
      <text:p text:style-name="P34"/>
      <text:p text:style-name="P41"/>
      <text:p text:style-name="P41">Di<text:span text:style-name="T30">jous<text:tab/><text:tab/>30</text:span>/<text:span text:style-name="T13">10</text:span>/2<text:span text:style-name="T5">5</text:span></text:p>
      <text:p text:style-name="P41"/>
      <text:list xml:id="list132238738508124" text:continue-numbering="true" text:style-name="L5">
        <text:list-item>
          <text:p text:style-name="P59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72">Comencem a comentar l'apartat 1.8.4 Diagrama de Mollier (diagrama p h)</text:p>
        </text:list-item>
      </text:list>
      <text:p text:style-name="P34"/>
      <text:p text:style-name="P41"/>
      <text:p text:style-name="P43">Divendres <text:tab/>31/10/25</text:p>
      <text:p text:style-name="P43"/>
      <text:p text:style-name="P35">Festiu triat pel centre.</text:p>
      <text:p text:style-name="P31"/>
      <text:p text:style-name="P31"/>
      <text:p text:style-name="P42">Di<text:span text:style-name="T22">marts<text:tab/>04</text:span>/<text:span text:style-name="T13">11</text:span>/2<text:span text:style-name="T5">5</text:span></text:p>
      <text:p text:style-name="P42"/>
      <text:list xml:id="list132238320721471" text:continue-list="list132238597948837" text:style-name="L2">
        <text:list-item>
          <text:p text:style-name="P5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8">Comentat apartat 1.<text:span text:style-name="T32">10 Caudal y velocidad</text:span></text:p>
        </text:list-item>
        <text:list-item>
          <text:p text:style-name="P68">Comentat apartat 1.<text:span text:style-name="T32">10.1 Conservación del caudal</text:span></text:p>
        </text:list-item>
      </text:list>
      <text:p text:style-name="P70"/>
      <text:p text:style-name="P73">Di<text:span text:style-name="T22">mecres<text:tab/>05</text:span>/<text:span text:style-name="T13">11</text:span>/2<text:span text:style-name="T5">5</text:span></text:p>
      <text:p text:style-name="P73"/>
      <text:list xml:id="list132237897305868" text:continue-numbering="true" text:style-name="L2">
        <text:list-item>
          <text:p text:style-name="P57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69">Comentat apartat 1.<text:span text:style-name="T32">1 Ciclo frigorífico</text:span></text:p>
        </text:list-item>
        <text:list-item>
          <text:p text:style-name="P69">Comentat aparta<text:span text:style-name="T33">t 1.1.1 Coeficiente de funcionamiento COP y EER</text:span></text:p>
        </text:list-item>
        <text:list-item>
          <text:p text:style-name="P69">Comentat aparta<text:span text:style-name="T33">t 1.1.2 Componentes de la instalación frigorífica por compresión</text:span></text:p>
        </text:list-item>
        <text:list-item>
          <text:p text:style-name="P69"><text:span text:style-name="T33"><text:s/></text:span>Comentat aparta<text:span text:style-name="T33">t 1.1.3 Ciclo frigorífico en el diagrama p 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05T13:22:37.055969711</dc:date>
    <meta:editing-duration>PT2H6M24S</meta:editing-duration>
    <meta:editing-cycles>216</meta:editing-cycles>
    <meta:document-statistic meta:table-count="0" meta:image-count="0" meta:object-count="0" meta:page-count="3" meta:paragraph-count="90" meta:word-count="528" meta:character-count="3284" meta:non-whitespace-character-count="2864"/>
  </office:meta>
</office:document-meta>
</file>